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19a688" officeooo:paragraph-rsid="00146272" fo:background-color="transparent" style:font-size-asian="18pt" style:font-name-complex="Awami Nastaliq OT" style:font-size-complex="18pt"/>
    </style:style>
    <style:style style:name="P2" style:family="paragraph" style:parent-style-name="Folk_20_Story_20_Body">
      <style:paragraph-properties fo:margin-top="0.1201in" fo:margin-bottom="0in" style:contextual-spacing="false" fo:line-height="115%"/>
      <style:text-properties officeooo:paragraph-rsid="00169ef6"/>
    </style:style>
    <style:style style:name="P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0cf7" officeooo:paragraph-rsid="0022880b" fo:background-color="transparent" style:font-size-asian="18pt" style:font-name-complex="Awami Nastaliq OT" style:font-size-complex="18pt" style:language-complex="ar" style:country-complex="BH"/>
    </style:style>
    <style:style style:name="P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251681" officeooo:paragraph-rsid="0026ba9b" fo:background-color="transparent" style:font-size-asian="18pt" style:font-name-complex="Awami Nastaliq OT" style:font-size-complex="18pt" style:language-complex="ar" style:country-complex="BH"/>
    </style:style>
    <style:style style:name="P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2bf14f" fo:background-color="transparent" style:font-size-asian="18pt" style:font-name-complex="Awami Nastaliq OT" style:font-size-complex="18pt" style:language-complex="ar" style:country-complex="BH"/>
    </style:style>
    <style:style style:name="P6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0a5976" officeooo:paragraph-rsid="000a5976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ff0000" loext:opacity="100%" style:font-name="Awami Nastaliq" fo:font-size="18pt" officeooo:rsid="00189b08" officeooo:paragraph-rsid="00189b08" fo:background-color="transparent" style:font-size-asian="18pt" style:font-name-complex="Awami Nastaliq OT" style:font-size-complex="18pt" style:language-complex="fa" style:country-complex="IR"/>
    </style:style>
    <style:style style:name="P8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192870" officeooo:paragraph-rsid="00192870" fo:background-color="transparent" style:font-size-asian="18pt" style:font-name-complex="Awami Nastaliq OT" style:font-size-complex="18pt" style:language-complex="fa" style:country-complex="IR"/>
    </style:style>
    <style:style style:name="T1" style:family="text">
      <style:text-properties officeooo:rsid="0004784c"/>
    </style:style>
    <style:style style:name="T2" style:family="text">
      <style:text-properties style:language-complex="fa" style:country-complex="IR"/>
    </style:style>
    <style:style style:name="T3" style:family="text">
      <style:text-properties style:use-window-font-color="true" loext:opacity="0%" style:language-complex="ar" style:country-complex="BH"/>
    </style:style>
    <style:style style:name="T4" style:family="text">
      <style:text-properties style:use-window-font-color="true" loext:opacity="0%" officeooo:rsid="00066981" style:language-complex="ar" style:country-complex="BH"/>
    </style:style>
    <style:style style:name="T5" style:family="text">
      <style:text-properties style:use-window-font-color="true" loext:opacity="0%" officeooo:rsid="0005106a" style:language-complex="ar" style:country-complex="BH"/>
    </style:style>
    <style:style style:name="T6" style:family="text">
      <style:text-properties style:use-window-font-color="true" loext:opacity="0%" style:language-complex="fa" style:country-complex="IR"/>
    </style:style>
    <style:style style:name="T7" style:family="text">
      <style:text-properties style:use-window-font-color="true" loext:opacity="0%" style:font-name="Awami Nastaliq OT" style:language-complex="ar" style:country-complex="BH"/>
    </style:style>
    <style:style style:name="T8" style:family="text">
      <style:text-properties style:use-window-font-color="true" loext:opacity="0%" style:font-name="Awami Nastaliq OT" officeooo:rsid="000b5287" style:language-complex="ar" style:country-complex="BH"/>
    </style:style>
    <style:style style:name="T9" style:family="text">
      <style:text-properties style:use-window-font-color="true" loext:opacity="0%" officeooo:rsid="0007a71e" style:language-complex="ar" style:country-complex="BH"/>
    </style:style>
    <style:style style:name="T10" style:family="text">
      <style:text-properties style:use-window-font-color="true" loext:opacity="0%" officeooo:rsid="000eff8e" style:language-complex="fa" style:country-complex="IR"/>
    </style:style>
    <style:style style:name="T11" style:family="text">
      <style:text-properties style:use-window-font-color="true" loext:opacity="0%" style:font-name="Awami Nastaliq" fo:font-size="18pt" officeooo:rsid="00146272" fo:background-color="transparent" loext:char-shading-value="0" style:font-size-asian="18pt" style:font-name-complex="Awami Nastaliq OT" style:font-size-complex="18pt" style:language-complex="ar" style:country-complex="BH"/>
    </style:style>
    <style:style style:name="T12" style:family="text">
      <style:text-properties style:use-window-font-color="true" loext:opacity="0%" style:font-name="Awami Nastaliq" fo:font-size="18pt" officeooo:rsid="0015e090" fo:background-color="transparent" loext:char-shading-value="0" style:font-size-asian="18pt" style:font-name-complex="Awami Nastaliq OT" style:font-size-complex="18pt" style:language-complex="ar" style:country-complex="BH"/>
    </style:style>
    <style:style style:name="T13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14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15" style:family="text">
      <style:text-properties style:use-window-font-color="true" loext:opacity="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16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17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18" style:family="text">
      <style:text-properties fo:color="#c9211e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19" style:family="text">
      <style:text-properties fo:color="#b85c00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20" style:family="text">
      <style:text-properties fo:color="#3465a4" loext:opacity="10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21" style:family="text">
      <style:text-properties fo:color="#00a933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22" style:family="text">
      <style:text-properties fo:color="#ff0000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23" style:family="text">
      <style:text-properties officeooo:rsid="001a14fc"/>
    </style:style>
    <style:style style:name="T24" style:family="text">
      <style:text-properties fo:color="#ff0000" loext:opacity="100%"/>
    </style:style>
    <style:style style:name="T25" style:family="text">
      <style:text-properties officeooo:rsid="001eaeee"/>
    </style:style>
    <style:style style:name="T26" style:family="text">
      <style:text-properties officeooo:rsid="0022880b"/>
    </style:style>
    <style:style style:name="T27" style:family="text">
      <style:text-properties officeooo:rsid="0021bacd"/>
    </style:style>
    <style:style style:name="T28" style:family="text">
      <style:text-properties fo:color="#ff0000" loext:opacity="100%" officeooo:rsid="001a0cf7"/>
    </style:style>
    <style:style style:name="T29" style:family="text">
      <style:text-properties fo:color="#ff0000" loext:opacity="100%" officeooo:rsid="0023cf6a"/>
    </style:style>
    <style:style style:name="T30" style:family="text">
      <style:text-properties officeooo:rsid="001a0cf7"/>
    </style:style>
    <style:style style:name="T31" style:family="text">
      <style:text-properties officeooo:rsid="002ab0bf"/>
    </style:style>
    <style:style style:name="T32" style:family="text">
      <style:text-properties officeooo:rsid="0029a3ad"/>
    </style:style>
    <style:style style:name="T33" style:family="text">
      <style:text-properties officeooo:rsid="002bf14f"/>
    </style:style>
    <style:style style:name="T34" style:family="text">
      <style:text-properties officeooo:rsid="0019a688"/>
    </style:style>
    <style:style style:name="T35" style:family="text">
      <style:text-properties style:use-window-font-color="true" loext:opacity="0%"/>
    </style:style>
    <style:style style:name="T36" style:family="text">
      <style:text-properties style:use-window-font-color="true" loext:opacity="0%" style:font-name="Awami Nastaliq OT" officeooo:rsid="00432013"/>
    </style:style>
    <style:style style:name="T37" style:family="text">
      <style:text-properties style:use-window-font-color="true" loext:opacity="0%" style:font-name="Awami Nastaliq OT" officeooo:rsid="004a72bd"/>
    </style:style>
    <style:style style:name="T38" style:family="text">
      <style:text-properties style:font-name="Awami Nastaliq OT" officeooo:rsid="004a72bd"/>
    </style:style>
    <style:style style:name="T39" style:family="text">
      <style:text-properties style:font-name="Awami Nastaliq OT" officeooo:rsid="004a6e1f"/>
    </style:style>
    <style:style style:name="T40" style:family="text">
      <style:text-properties style:font-name="Awami Nastaliq OT" officeooo:rsid="00432013"/>
    </style:style>
    <style:style style:name="T41" style:family="text">
      <style:text-properties style:font-name="Awami Nastaliq OT" officeooo:rsid="0044ae51"/>
    </style:style>
    <style:style style:name="T42" style:family="text">
      <style:text-properties style:use-window-font-color="true" loext:opacity="0%" style:font-name="Awami Nastaliq OT" officeooo:rsid="0044ae51"/>
    </style:style>
    <style:style style:name="T43" style:family="text">
      <style:text-properties style:use-window-font-color="true" loext:opacity="0%" style:font-name="Awami Nastaliq OT" officeooo:rsid="004a6e1f"/>
    </style:style>
    <style:style style:name="T44" style:family="text">
      <style:text-properties officeooo:rsid="00432013"/>
    </style:style>
    <style:style style:name="T45" style:family="text">
      <style:text-properties officeooo:rsid="004a72bd"/>
    </style:style>
    <style:style style:name="T46" style:family="text">
      <style:text-properties officeooo:rsid="004a6e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eh+beh - </text:span>تنگما <text:s/><text:span text:style-name="T2"><text:s text:c="2"/></text:span><text:span text:style-name="T3">تن</text:span><text:span text:style-name="T4">ِ</text:span><text:span text:style-name="T5">ل</text:span><text:span text:style-name="T3">ما</text:span><text:span text:style-name="T6"><text:line-break/>رزِیپا <text:s/></text:span><text:span text:style-name="T7">پیکھہ </text:span><text:span text:style-name="T8">بی</text:span><text:span text:style-name="T7">کھہ <text:s/></text:span><text:span text:style-name="T6">بین <text:s/></text:span><text:span text:style-name="T3">بیُو </text:span><text:span text:style-name="T9">پی</text:span><text:span text:style-name="T3">گما </text:span><text:span text:style-name="T6">خپیر <text:s text:c="3"/></text:span><text:span text:style-name="T10">ر</text:span><text:span text:style-name="T9">پی</text:span><text:span text:style-name="T3">گم <text:s text:c="3"/></text:span></text:p>
      <text:p text:style-name="P2"><text:span text:style-name="T11">S+K – </text:span><text:span text:style-name="T12">ا</text:span><text:span text:style-name="T13">بین <text:s text:c="2"/></text:span><text:span text:style-name="T14">ا</text:span><text:span text:style-name="T15">پی</text:span><text:span text:style-name="T16">گ</text:span><text:span text:style-name="T17">ج <text:s text:c="2"/></text:span><text:span text:style-name="T18">ا</text:span><text:span text:style-name="T19">ن</text:span><text:span text:style-name="T20">ی</text:span><text:span text:style-name="T21">گ</text:span><text:span text:style-name="T22">ج</text:span></text:p>
      <text:p text:style-name="P3">beh <text:span text:style-name="T23">+beh</text:span>+ jeem - <text:span text:style-name="T24"><text:s/></text:span>بپج ییج <text:span text:style-name="T23"><text:s/>بیڄ</text:span> <text:s/><text:span text:style-name="T25">پی</text:span><text:span text:style-name="T23">ڇ <text:s/></text:span><text:span text:style-name="T25">یپ</text:span><text:span text:style-name="T23">چ</text:span> <text:s/><text:span text:style-name="T26">پپ</text:span><text:span text:style-name="T27">ݮ</text:span> <text:s text:c="6"/><text:span text:style-name="T23">ج ڃ</text:span> <text:span text:style-name="T23">ڄ</text:span> <text:span text:style-name="T23">چ ڇ </text:span><text:span text:style-name="T27">ݮ</text:span></text:p>
      <text:p text:style-name="P4">S+K - <text:span text:style-name="T28">ابپج <text:s text:c="2"/></text:span><text:span text:style-name="T29">ا</text:span><text:span text:style-name="T30">ییج <text:s text:c="3"/></text:span><text:span text:style-name="T27">ݮ</text:span></text:p>
      <text:p text:style-name="P5">beh+jeem+jeem – <text:span text:style-name="T31">ا</text:span>یڇج <text:s text:c="4"/><text:span text:style-name="T31">ا</text:span>یڃج <text:s text:c="3"/><text:span text:style-name="T31">ا</text:span><text:span text:style-name="T32">م</text:span>جڇ <text:s text:c="3"/><text:span text:style-name="T31">ا</text:span><text:span text:style-name="T32">پ</text:span>چڇ <text:span text:style-name="T31">ا</text:span><text:span text:style-name="T33">فجح <text:s/></text:span><text:span text:style-name="T31">ا</text:span><text:span text:style-name="T33">فمج</text:span></text:p>
      <text:p text:style-name="P6">jeem + qaf - <text:span text:style-name="T34"><text:s/>جق</text:span></text:p>
      <text:p text:style-name="P7"><text:span text:style-name="T35">feh – </text:span><text:span text:style-name="T36">ا</text:span><text:span text:style-name="T37">ڥھ <text:s/></text:span><text:span text:style-name="T36">ا</text:span><text:span text:style-name="T37">ڥھم</text:span><text:span text:style-name="T38"> </text:span><text:span text:style-name="T39"><text:s text:c="3"/></text:span><text:span text:style-name="T40">اڥ</text:span><text:span text:style-name="T41">حل<text:line-break/></text:span><text:span text:style-name="T42"> </text:span><text:span text:style-name="T36">ا</text:span><text:span text:style-name="T37">ڥہ</text:span><text:span text:style-name="T43">ل</text:span><text:span text:style-name="T39"> </text:span><text:span text:style-name="T41"><text:s/></text:span><text:span text:style-name="T40">اڥبتث</text:span></text:p>
      <text:p text:style-name="P8">S+K - <text:s/><text:span text:style-name="T44">ا</text:span><text:span text:style-name="T45">ڥھم <text:s/></text:span><text:span text:style-name="T44">ا</text:span><text:span text:style-name="T45">ڥہ</text:span><text:span text:style-name="T46">ل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7:33:53.630094900</meta:creation-date>
    <dc:date>2025-06-17T15:50:03.546010000</dc:date>
    <meta:editing-duration>PT6H8M33S</meta:editing-duration>
    <meta:editing-cycles>32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8" meta:word-count="59" meta:character-count="313" meta:non-whitespace-character-count="206"/>
  </office:meta>
</office:document-meta>
</file>